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fo:font-weight="bold" style:font-weight-asian="bold" style:font-weight-complex="bold"/>
    </style:style>
    <style:style style:name="P3" style:family="paragraph" style:parent-style-name="Standard">
      <style:text-properties style:font-name="FreeMono" fo:font-weight="bold" officeooo:paragraph-rsid="000d528a" style:font-weight-asian="bold" style:font-weight-complex="bold"/>
    </style:style>
    <style:style style:name="P4" style:family="paragraph" style:parent-style-name="Standard">
      <style:text-properties style:font-name="Liberation Serif1"/>
    </style:style>
    <style:style style:name="P5" style:family="paragraph" style:parent-style-name="Standard">
      <style:text-properties style:font-name="Liberation Serif1" officeooo:paragraph-rsid="000d528a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style:line-height-at-least="0.45cm" fo:text-align="start" style:justify-single-word="false" fo:orphans="2" fo:widows="2" fo:background-color="#f8f8f8" fo:padding="0.049cm" fo:border="0.06pt solid #cccccc"/>
      <style:text-properties fo:font-variant="normal" fo:text-transform="none" fo:color="#1c1c1c" style:font-name="FreeMono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style:line-height-at-least="0.45cm" fo:text-align="start" style:justify-single-word="false" fo:orphans="2" fo:widows="2" fo:background-color="#f8f8f8" fo:padding="0.049cm" fo:border="0.06pt solid #cccccc"/>
      <style:text-properties fo:font-variant="normal" fo:text-transform="none" fo:color="#1c1c1c" style:font-name="FreeMono" fo:font-size="12pt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/>
    </style:style>
    <style:style style:name="P11" style:family="paragraph" style:parent-style-name="Standard">
      <style:text-properties style:font-name="Liberation Serif1" officeooo:rsid="0011b33a" officeooo:paragraph-rsid="0011b33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FreeMono" fo:font-weight="bold" officeooo:rsid="0011b33a" officeooo:paragraph-rsid="0011b33a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1b33a" officeooo:paragraph-rsid="0011b33a" style:font-weight-asian="normal" style:font-weight-complex="normal"/>
    </style:style>
    <style:style style:name="T1" style:family="text">
      <style:text-properties officeooo:rsid="000d3abd"/>
    </style:style>
    <style:style style:name="T2" style:family="text">
      <style:text-properties officeooo:rsid="000d5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se en place du programme python sur le raspberry pi :</text:p>
      <text:p text:style-name="Standard"/>
      <text:p text:style-name="Standard"/>
      <text:p text:style-name="Standard">requis :</text:p>
      <text:p text:style-name="Standard"><text:tab/>python3<text:tab/><text:tab/>language utilisé pour le programme</text:p>
      <text:p text:style-name="Standard"><text:tab/>numpy<text:tab/><text:tab/><text:tab/>extention mathematique</text:p>
      <text:p text:style-name="Standard"><text:tab/>tkinter<text:tab/><text:tab/><text:tab/>extention d'interface graphique</text:p>
      <text:p text:style-name="Standard"><text:tab/>matplotlib<text:tab/><text:tab/>extention de graphique(plot)</text:p>
      <text:p text:style-name="Standard"><text:tab/>pandas<text:tab/><text:tab/><text:tab/>extention de manipulation de tableau</text:p>
      <text:p text:style-name="Standard"/>
      <text:p text:style-name="Standard">liste de commande divers :</text:p>
      <text:p text:style-name="Standard">python -m pip list<text:tab/><text:tab/>(permet de connaître les extentions installées et leurs versions)</text:p>
      <text:p text:style-name="Standard"/>
      <text:p text:style-name="Standard"/>
      <text:p text:style-name="Standard"/>
      <text:p text:style-name="Standard"/>
      <text:p text:style-name="Standard"/>
      <text:p text:style-name="Standard">1° verifier la version de python du le terminal : </text:p>
      <text:p text:style-name="Standard"/>
      <text:p text:style-name="Standard"/>
      <text:p text:style-name="P9">python3 -m pip install -U numpy</text:p>
      <text:p text:style-name="P9">python3 -m pip install -U matplotlib</text:p>
      <text:p text:style-name="P9">python3 -m pip install -U tkinter<text:tab/><text:tab/>(deja installé sur les derniere version de python.</text:p>
      <text:p text:style-name="P8">python3 -m pip install –U pandas</text:p>
      <text:p text:style-name="P8">python3 -m pip install -U setuptools</text:p>
      <text:p text:style-name="P8">python3 -m pip install -U pillow</text:p>
      <text:p text:style-name="P8">python3 -m pip install –-upgrade pip</text:p>
      <text:p text:style-name="P8">si pb avec numpy :</text:p>
      <text:p text:style-name="P8">sudo apt-get install libatlas-base-dev</text:p>
      <text:p text:style-name="P8"/>
      <text:p text:style-name="P8"/>
      <text:p text:style-name="P8"/>
      <text:p text:style-name="P7">Mise en place de GIT</text:p>
      <text:p text:style-name="Standard"/>
      <text:p text:style-name="Standard">liste des commandes :</text:p>
      <text:p text:style-name="Standard"/>
      <text:p text:style-name="Standard"/>
      <text:p text:style-name="Standard"><text:tab/>- Pour connetre le statut :</text:p>
      <text:p text:style-name="P2"><text:tab/><text:tab/>git status</text:p>
      <text:p text:style-name="Standard"/>
      <text:p text:style-name="Standard"><text:tab/>- Pour initialiser le projet, ouvrir un terminal dans le dossier du projet:</text:p>
      <text:p text:style-name="P2"><text:tab/><text:tab/>git init</text:p>
      <text:p text:style-name="P1"/>
      <text:p text:style-name="P4"><text:tab/>- Pour commiter tout son projet:</text:p>
      <text:p text:style-name="P2"><text:tab/><text:tab/>git commit -a <text:span text:style-name="T1">ou gi commit -m «commentaire »</text:span></text:p>
      <text:p text:style-name="P1"/>
      <text:p text:style-name="P4"><text:tab/>- uploader le projet sur github :</text:p>
      <text:p text:style-name="P4"/>
      <text:p text:style-name="P4"><text:tab/>- Pour cloner un depot :</text:p>
      <text:p text:style-name="P2"><text:tab/><text:tab/>git clone ./<text:span text:style-name="T1">notredepot (se placer dans le repertoire ou l’on veux avoir un clone de notre depot)</text:span></text:p>
      <text:p text:style-name="P4"/>
      <text:p text:style-name="P4"><text:tab/>- Pour mettre a jour un projet venant d’un depot (github)</text:p>
      <text:p text:style-name="P2"><text:tab/><text:tab/>git pull</text:p>
      <text:p text:style-name="P1"/>
      <text:p text:style-name="P5"><text:tab/>- Pour <text:span text:style-name="T2">créer un depot de sauvegarde localement :</text:span></text:p>
      <text:p text:style-name="P5"/>
      <text:p text:style-name="P3"><text:tab/><text:tab/><text:span text:style-name="T2">git remote add origin ./notreremote</text:span></text:p>
      <text:p text:style-name="P4"/>
      <text:p text:style-name="P4"/>
      <text:p text:style-name="P4"/>
      <text:p text:style-name="P11">exemple :</text:p>
      <text:p text:style-name="P11">nous créons un nouveau projet :</text:p>
      <text:p text:style-name="P12">mkdir CESTNOTREPROJET</text:p>
      <text:p text:style-name="P12">cd CESTNOTREPROJET</text:p>
      <text:p text:style-name="P12">git init</text:p>
      <text:p text:style-name="P12">git add* </text:p>
      <text:p text:style-name="P12">git commit -m « premier commit »</text:p>
      <text:p text:style-name="P12"/>
      <text:p text:style-name="P12"/>
      <text:p text:style-name="P13">nous créons une sauvegarde local du projet (cléf USB), ouvrir un terminal à l’emplacement ou l’on veut la sauvegarde:</text:p>
      <text:p text:style-name="P13">git clone ./chemin/de/CESTNOTREPROJET</text:p>
      <text:p text:style-name="P13">on ajoute ensuite une remote du projet pour faire ensuite simplement des « git pull »(depuis le dossier que l’on veut mettre a jour.</text:p>
      <text:p text:style-name="P13"/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5:11:32.517327950</meta:creation-date>
    <meta:generator>LibreOffice/5.2.7.2$Linux_ARM_EABI LibreOffice_project/20m0$Build-2</meta:generator>
    <dc:date>2020-03-13T06:45:24.318239633</dc:date>
    <meta:editing-duration>PT2H10M57S</meta:editing-duration>
    <meta:editing-cycles>10</meta:editing-cycles>
    <meta:document-statistic meta:table-count="0" meta:image-count="0" meta:object-count="0" meta:page-count="2" meta:paragraph-count="45" meta:word-count="296" meta:character-count="1744" meta:non-whitespace-character-count="1455"/>
  </office:meta>
</office:document-meta>
</file>